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ize="16pt" style:font-size-asian="16pt" style:font-size-complex="16pt"/>
    </style:style>
    <style:style style:name="T2"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hilhert: jogo de cartas de viado</text:span><text:span text:style-name="T1"/></text:p>
      <text:p text:style-name="Standard">Ghilhert é um jogo de cartas para 2 a 4 jogadores, sendo 4 o número ideal de jogadores. Em jogos com 4 jogadores, são formadas duas duplas de jogadores. Em jogos com 2 ou 3 jogadores, cada jogador joga só. Cartas de magias especiais só podem ser usadas em jogos com quatro jogadores.</text:p>
      <text:p text:style-name="Standard">Após as cartas serem embaralhadas, cada jogador recebe 7 cartas. A escolha do jogador inicial fica a critério do grupo, são indicadas zerinho-um ou maior valor nos dados como critério de escolha. Em jogos com 4 jogadores, os jogadores são organizados alternando entre membros de cada equipe. Em sentido horário, cada jogador joga uma carta, ao fim da rodada o jogador/grupo com a carta mais forte não counterada em jogo vence a rodada. Após sete rodadas, todas as cartas são embaralhadas e redistribuídas para dar início a outra partida. Não há um limite ou quantidade de partidas para definir um vencedor, o vencedor é quem venceu o maior número de partidas até que o tempo disponível dos jogadores acabe.</text:p>
      <text:p text:style-name="Standard">Existem 5 categorias de cartas em Ghilhert: Armas brancas, armas lendárias, relicários, magias e magias especiais. As cartas e as características de cada categoria estão definidas abaixo.</text:p>
      <text:p text:style-name="Standard">Armas brancas:</text:p>
      <text:p text:style-name="Standard">Existem 10 cartas de armas brancas escaladas pelo seu nível de poder, quanto maior seu nível de poder, mais forte ela é (Ah sério? Ainda bem que vc avisou!). Os níveis de poder vão de 0 a 9 e são as cartas mais fracas do jogo.</text:p>
      <text:p text:style-name="Standard">Armas lendárias:</text:p>
      <text:p text:style-name="Standard">Existem 4 cartas de armas lendárias. Elas seguem a mesma lógica de poder que as armas brancas, porém são muito mais fortes e possuem counters. Cada arma lendária possui uma carta de counter específico que anulam seu poder. Com exceção da <text:span text:style-name="T2">carta 999, que possui a carta 0 </text:span>como counter, as cartas que counteram as armas lendárias são cartas de relicários.</text:p>
      <text:p text:style-name="Standard">Relicários:</text:p>
      <text:p text:style-name="Standard">São cartas dedicadas a counterar outras cartas. A carta escudo de madeira countera apenas as armas brancas, a carta escudo mágico countera apenas as magias, a carta caldeirão countera a Excalibur, a carta guizo de buda countera a shuriken, a quebra-espada countera a espada tripla. A carta de pesca é a única que não serve para counterar as outras cartas, ao invés, ela pesca aleatoriamente uma das cartas restantes do baralho para atuar em seu lugar. Um relicário jogado contra uma arma ou magia a que não serve de counter, não tem valor e perde para qualquer carta com poder maior que 0. Jogadas entre si, um relicário é mais forte que outro quando a arma que ela countera é mais forte que a arma que o outro relicário countera.</text:p>
      <text:p text:style-name="Standard">Magia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t" fo:country="BR" style:letter-kerning="true" style:font-name-asian="F" style:font-size-asian="11pt" style:language-asian="pt" style:country-asian="B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pt" fo:country="BR" style:letter-kerning="true" style:font-name-asian="F" style:font-size-asian="11pt" style:language-asian="pt" style:country-asian="BR"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ão Alves</meta:initial-creator>
    <dc:creator>João Alves</dc:creator>
    <meta:editing-cycles>103</meta:editing-cycles>
    <meta:creation-date>2023-10-31T22:10:00</meta:creation-date>
    <dc:date>2024-01-13T17:43:39.944220400</dc:date>
    <meta:generator>LibreOffice/7.4.7.2$Linux_X86_64 LibreOffice_project/40$Build-2</meta:generator>
    <meta:document-statistic meta:table-count="0" meta:image-count="0" meta:object-count="0" meta:page-count="1" meta:paragraph-count="11" meta:word-count="448" meta:character-count="2566" meta:non-whitespace-character-count="2128"/>
    <meta:user-defined meta:name="AppVersion">16.0000</meta:user-defined>
    <meta:template xlink:type="simple" xlink:actuate="onRequest" xlink:title="Normal" xlink:href=""/>
  </office:meta>
</office:document-meta>
</file>